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la 0.9/0.1</text:p>
          </table:table-cell>
          <table:table-cell office:value-type="string" calcext:value-type="string">
            <text:p>0,15,0,67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office:value-type="string" calcext:value-type="string">
            <text:p>0 11 0 70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,15,0,67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table:number-columns-repeated="4"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office:value-type="string" calcext:value-type="string">
            <text:p>0,15,0,67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,15,0,67</text:p>
          </table:table-cell>
          <table:table-cell table:number-columns-repeated="3" office:value-type="string" calcext:value-type="string">
            <text:p>0 12 0 66</text:p>
          </table:table-cell>
          <table:table-cell office:value-type="string" calcext:value-type="string">
            <text:p>0 14 0 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13 0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office:value-type="string" calcext:value-type="string">
            <text:p>0 11 1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3 0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table:number-columns-repeated="4"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office:value-type="string" calcext:value-type="string">
            <text:p>0 13 0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3 0 69</text:p>
          </table:table-cell>
          <table:table-cell table:number-columns-repeated="3" office:value-type="string" calcext:value-type="string">
            <text:p>0 12 1 65</text:p>
          </table:table-cell>
          <table:table-cell office:value-type="string" calcext:value-type="string">
            <text:p>0 14 0 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7 5 67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office:value-type="string" calcext:value-type="string">
            <text:p>0 11 2 68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3 7 5 67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table:number-columns-repeated="4"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office:value-type="string" calcext:value-type="string">
            <text:p>3 7 5 67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3 7 5 67</text:p>
          </table:table-cell>
          <table:table-cell table:number-columns-repeated="3" office:value-type="string" calcext:value-type="string">
            <text:p>2 10 2 64</text:p>
          </table:table-cell>
          <table:table-cell office:value-type="string" calcext:value-type="string">
            <text:p>1 8 4 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6 2 70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office:value-type="string" calcext:value-type="string">
            <text:p>2 9 <text:s/>2 68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6 2 70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table:number-columns-repeated="4"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office:value-type="string" calcext:value-type="string">
            <text:p>4 6 2 70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6 2 70</text:p>
          </table:table-cell>
          <table:table-cell table:number-columns-repeated="3" office:value-type="string" calcext:value-type="string">
            <text:p>4 8 3 63</text:p>
          </table:table-cell>
          <table:table-cell office:value-type="string" calcext:value-type="string">
            <text:p>2 7 4 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 6 2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office:value-type="string" calcext:value-type="string">
            <text:p>7 4 1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6 2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table:number-columns-repeated="4"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office:value-type="string" calcext:value-type="string">
            <text:p>5 6 2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6 2 69</text:p>
          </table:table-cell>
          <table:table-cell table:number-columns-repeated="3" office:value-type="string" calcext:value-type="string">
            <text:p>5 3 2 64</text:p>
          </table:table-cell>
          <table:table-cell office:value-type="string" calcext:value-type="string">
            <text:p>4 4 2 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 1 1 77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office:value-type="string" calcext:value-type="string">
            <text:p>7 4 1 69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3 1 1 77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table:number-columns-repeated="4"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office:value-type="string" calcext:value-type="string">
            <text:p>3 1 1 77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3 1 1 77</text:p>
          </table:table-cell>
          <table:table-cell table:number-columns-repeated="3" office:value-type="string" calcext:value-type="string">
            <text:p>6 4 1 65</text:p>
          </table:table-cell>
          <table:table-cell office:value-type="string" calcext:value-type="string">
            <text:p>8 0 1 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 7 1 68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office:value-type="string" calcext:value-type="string">
            <text:p>9 2 0 70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6 7 1 68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table:number-columns-repeated="4"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office:value-type="string" calcext:value-type="string">
            <text:p>6 7 1 68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6 7 1 68</text:p>
          </table:table-cell>
          <table:table-cell table:number-columns-repeated="3" office:value-type="string" calcext:value-type="string">
            <text:p>8 2 1 65</text:p>
          </table:table-cell>
          <table:table-cell office:value-type="string" calcext:value-type="string">
            <text:p>7 1 1 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 4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office:value-type="string" calcext:value-type="string">
            <text:p>11 1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4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table:number-columns-repeated="4"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office:value-type="string" calcext:value-type="string">
            <text:p>8 4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4 0 70</text:p>
          </table:table-cell>
          <table:table-cell table:number-columns-repeated="3" office:value-type="string" calcext:value-type="string">
            <text:p>8 2 0 65</text:p>
          </table:table-cell>
          <table:table-cell office:value-type="string" calcext:value-type="string">
            <text:p>8 0 1 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 3 1 74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office:value-type="string" calcext:value-type="string">
            <text:p>12 0 0 70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4 3 1 74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table:number-columns-repeated="4"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office:value-type="string" calcext:value-type="string">
            <text:p>4 3 1 74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4 3 1 74</text:p>
          </table:table-cell>
          <table:table-cell table:number-columns-repeated="3" office:value-type="string" calcext:value-type="string">
            <text:p>9 1 1 66</text:p>
          </table:table-cell>
          <table:table-cell office:value-type="string" calcext:value-type="string">
            <text:p>7 1 1 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 3 3 74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/>
          <table:table-cell office:value-type="string" calcext:value-type="string">
            <text:p>6 2 2 65</text:p>
          </table:table-cell>
          <table:table-cell office:value-type="string" calcext:value-type="string">
            <text:p>2 3 3 74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 office:value-type="string" calcext:value-type="string">
            <text:p>6 2 2 65</text:p>
          </table:table-cell>
          <table:table-cell/>
          <table:table-cell office:value-type="string" calcext:value-type="string">
            <text:p>4 4 2 65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 office:value-type="string" calcext:value-type="string">
            <text:p>2 3 3 74</text:p>
          </table:table-cell>
          <table:table-cell/>
          <table:table-cell office:value-type="string" calcext:value-type="string">
            <text:p>2 3 3 74</text:p>
          </table:table-cell>
          <table:table-cell table:number-columns-repeated="3" office:value-type="string" calcext:value-type="string">
            <text:p>8 2 1 66</text:p>
          </table:table-cell>
          <table:table-cell office:value-type="string" calcext:value-type="string">
            <text:p>6 2 2 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 3 2 74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  <table:table-cell/>
          <table:table-cell office:value-type="string" calcext:value-type="string">
            <text:p>4 4 2 65</text:p>
          </table:table-cell>
          <table:table-cell office:value-type="string" calcext:value-type="string">
            <text:p>3 3 2 74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  <table:table-cell office:value-type="string" calcext:value-type="string">
            <text:p>4 4 2 65</text:p>
          </table:table-cell>
          <table:table-cell table:number-columns-repeated="3"/>
          <table:table-cell office:value-type="string" calcext:value-type="string">
            <text:p>8 2 2 66</text:p>
          </table:table-cell>
          <table:table-cell table:number-columns-repeated="3"/>
          <table:table-cell table:number-columns-repeated="3" office:value-type="string" calcext:value-type="string">
            <text:p>8 2 2 66</text:p>
          </table:table-cell>
          <table:table-cell office:value-type="string" calcext:value-type="string">
            <text:p>4 4 2 6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la 0.8/0.2</text:p>
          </table:table-cell>
          <table:table-cell office:value-type="string" calcext:value-type="string">
            <text:p>0 12 0 66</text:p>
          </table:table-cell>
          <table:table-cell table:number-columns-repeated="2"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table:number-columns-repeated="4"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office:value-type="string" calcext:value-type="string">
            <text:p>0,15,0,67</text:p>
          </table:table-cell>
          <table:table-cell table:number-columns-repeated="2"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office:value-type="string" calcext:value-type="string">
            <text:p>0 11 0 70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,15,0,67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0 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12 1 65</text:p>
          </table:table-cell>
          <table:table-cell table:number-columns-repeated="2"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table:number-columns-repeated="4"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office:value-type="string" calcext:value-type="string">
            <text:p>0 13 0 69</text:p>
          </table:table-cell>
          <table:table-cell table:number-columns-repeated="2"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office:value-type="string" calcext:value-type="string">
            <text:p>0 11 1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3 0 69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  <table:table-cell office:value-type="string" calcext:value-type="string">
            <text:p>0 14 0 67</text:p>
          </table:table-cell>
          <table:table-cell office:value-type="string" calcext:value-type="string">
            <text:p>0 12 1 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 10 2 64</text:p>
          </table:table-cell>
          <table:table-cell table:number-columns-repeated="2"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table:number-columns-repeated="4"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office:value-type="string" calcext:value-type="string">
            <text:p>3 7 5 67</text:p>
          </table:table-cell>
          <table:table-cell table:number-columns-repeated="2"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office:value-type="string" calcext:value-type="string">
            <text:p>0 11 2 68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3 7 5 67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  <table:table-cell office:value-type="string" calcext:value-type="string">
            <text:p>1 8 4 63</text:p>
          </table:table-cell>
          <table:table-cell office:value-type="string" calcext:value-type="string">
            <text:p>2 10 2 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8 3 63</text:p>
          </table:table-cell>
          <table:table-cell table:number-columns-repeated="2"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table:number-columns-repeated="4"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office:value-type="string" calcext:value-type="string">
            <text:p>4 6 2 70</text:p>
          </table:table-cell>
          <table:table-cell table:number-columns-repeated="2"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office:value-type="string" calcext:value-type="string">
            <text:p>2 9 <text:s/>2 68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6 2 70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  <table:table-cell office:value-type="string" calcext:value-type="string">
            <text:p>2 7 4 63</text:p>
          </table:table-cell>
          <table:table-cell office:value-type="string" calcext:value-type="string">
            <text:p>4 8 3 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 3 2 64</text:p>
          </table:table-cell>
          <table:table-cell table:number-columns-repeated="2"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table:number-columns-repeated="4"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office:value-type="string" calcext:value-type="string">
            <text:p>5 6 2 69</text:p>
          </table:table-cell>
          <table:table-cell table:number-columns-repeated="2"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office:value-type="string" calcext:value-type="string">
            <text:p>7 4 1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6 2 69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5 3 2 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 4 1 65</text:p>
          </table:table-cell>
          <table:table-cell table:number-columns-repeated="2"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table:number-columns-repeated="4"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office:value-type="string" calcext:value-type="string">
            <text:p>3 1 1 77</text:p>
          </table:table-cell>
          <table:table-cell table:number-columns-repeated="2"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office:value-type="string" calcext:value-type="string">
            <text:p>7 4 1 69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3 1 1 77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6 4 1 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 2 1 65</text:p>
          </table:table-cell>
          <table:table-cell table:number-columns-repeated="2"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table:number-columns-repeated="4"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office:value-type="string" calcext:value-type="string">
            <text:p>6 7 1 68</text:p>
          </table:table-cell>
          <table:table-cell table:number-columns-repeated="2"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office:value-type="string" calcext:value-type="string">
            <text:p>9 2 0 70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6 7 1 68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8 2 1 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 2 0 65</text:p>
          </table:table-cell>
          <table:table-cell table:number-columns-repeated="2"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table:number-columns-repeated="4"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office:value-type="string" calcext:value-type="string">
            <text:p>8 4 0 70</text:p>
          </table:table-cell>
          <table:table-cell table:number-columns-repeated="2"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office:value-type="string" calcext:value-type="string">
            <text:p>11 1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4 0 70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  <table:table-cell office:value-type="string" calcext:value-type="string">
            <text:p>8 0 1 66</text:p>
          </table:table-cell>
          <table:table-cell office:value-type="string" calcext:value-type="string">
            <text:p>8 2 0 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 1 1 66</text:p>
          </table:table-cell>
          <table:table-cell table:number-columns-repeated="2"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table:number-columns-repeated="4"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office:value-type="string" calcext:value-type="string">
            <text:p>4 3 1 74</text:p>
          </table:table-cell>
          <table:table-cell table:number-columns-repeated="2"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office:value-type="string" calcext:value-type="string">
            <text:p>12 0 0 70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4 3 1 74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  <table:table-cell office:value-type="string" calcext:value-type="string">
            <text:p>7 1 1 66</text:p>
          </table:table-cell>
          <table:table-cell office:value-type="string" calcext:value-type="string">
            <text:p>9 1 1 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 2 1 66</text:p>
          </table:table-cell>
          <table:table-cell table:number-columns-repeated="2"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 office:value-type="string" calcext:value-type="string">
            <text:p>6 2 2 65</text:p>
          </table:table-cell>
          <table:table-cell/>
          <table:table-cell office:value-type="string" calcext:value-type="string">
            <text:p>4 4 2 65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 office:value-type="string" calcext:value-type="string">
            <text:p>2 3 3 74</text:p>
          </table:table-cell>
          <table:table-cell/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/>
          <table:table-cell office:value-type="string" calcext:value-type="string">
            <text:p>6 2 2 65</text:p>
          </table:table-cell>
          <table:table-cell office:value-type="string" calcext:value-type="string">
            <text:p>2 3 3 74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  <table:table-cell office:value-type="string" calcext:value-type="string">
            <text:p>6 2 2 65</text:p>
          </table:table-cell>
          <table:table-cell office:value-type="string" calcext:value-type="string">
            <text:p>8 2 1 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 2 2 66</text:p>
          </table:table-cell>
          <table:table-cell table:number-columns-repeated="2"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  <table:table-cell office:value-type="string" calcext:value-type="string">
            <text:p>4 4 2 65</text:p>
          </table:table-cell>
          <table:table-cell table:number-columns-repeated="3"/>
          <table:table-cell office:value-type="string" calcext:value-type="string">
            <text:p>8 2 2 66</text:p>
          </table:table-cell>
          <table:table-cell table:number-columns-repeated="2"/>
          <table:table-cell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  <table:table-cell/>
          <table:table-cell office:value-type="string" calcext:value-type="string">
            <text:p>4 4 2 65</text:p>
          </table:table-cell>
          <table:table-cell office:value-type="string" calcext:value-type="string">
            <text:p>3 3 2 74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  <table:table-cell office:value-type="string" calcext:value-type="string">
            <text:p>4 4 2 65</text:p>
          </table:table-cell>
          <table:table-cell office:value-type="string" calcext:value-type="string">
            <text:p>8 2 2 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3:26:33.192586615</meta:creation-date>
    <dc:date>2019-06-13T13:52:05.997235205</dc:date>
    <meta:editing-duration>PT4M51S</meta:editing-duration>
    <meta:editing-cycles>1</meta:editing-cycles>
    <meta:document-statistic meta:table-count="1" meta:cell-count="463" meta:object-count="0"/>
    <meta:generator>LibreOffice/6.0.7.3$Linux_X86_64 LibreOffice_project/00m0$Build-3</meta:generator>
  </office:meta>
</office:document-meta>
</file>